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9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draw:stroke="non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draw:stroke="non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7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2.79167in" svg:y="0in" svg:width="7.5in" svg:height="7.5in" draw:id="id63" draw:style-name="a360" draw:name="Rectangle 9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84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4" draw:style-name="a361" draw:name="Picture 6" svg:x="3.73196in" svg:y="0.81529in" svg:width="5.61942in" svg:height="5.61942in" style:rel-width="scale" style:rel-height="scale">
          <draw:image xlink:href="media/image1.png" xlink:type="simple" xlink:show="embed" xlink:actuate="onLoad"/>
          <svg:title/>
          <svg:desc>A blue and green gauge

Description automatically generated</svg:desc>
        </draw:frame>
        <draw:frame draw:id="id65" draw:style-name="a362" draw:name="Graphic 8" svg:x="6.54167in" svg:y="3.625in" svg:width="0.25in" svg:height="0.25in" style:rel-width="scale" style:rel-height="scale">
          <draw:image xlink:href="media/image2.svg" xlink:type="simple" xlink:show="embed" xlink:actuate="onLoad"/>
          <svg:title/>
          <svg:desc/>
        </draw:frame>
        <draw:frame draw:id="id66" draw:style-name="a363" draw:name="Picture 4" svg:x="5.96693in" svg:y="5.03524in" svg:width="1.39947in" svg:height="1.39947in" style:rel-width="scale" style:rel-height="scale">
          <draw:image xlink:href="media/image3.png" xlink:type="simple" xlink:show="embed" xlink:actuate="onLoad"/>
          <svg:title/>
          <svg:desc>A blue and black gas station

Description automatically generated</svg:desc>
        </draw:frame>
      </draw:page>
      <draw:page draw:name="Slide2" draw:style-name="a364" draw:master-page-name="Master1-Layout1-title-Title-Slide" presentation:presentation-page-layout-name="Master1-PPL1" draw:id="Slide-257">
        <draw:custom-shape svg:x="2.79167in" svg:y="0in" svg:width="7.5in" svg:height="7.5in" draw:id="id67" draw:style-name="a368" draw:name="Rectangle 9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84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8" draw:style-name="a369" draw:name="Picture 6" svg:x="4.46528in" svg:y="1.54861in" svg:width="4.15278in" svg:height="4.15278in" style:rel-width="scale" style:rel-height="scale">
          <draw:image xlink:href="media/image1.png" xlink:type="simple" xlink:show="embed" xlink:actuate="onLoad"/>
          <svg:title/>
          <svg:desc>A blue and green gauge

Description automatically generated</svg:desc>
        </draw:frame>
        <draw:frame draw:id="id69" draw:style-name="a370" draw:name="Graphic 8" svg:x="6.54167in" svg:y="3.625in" svg:width="0.25in" svg:height="0.25in" style:rel-width="scale" style:rel-height="scale">
          <draw:image xlink:href="media/image2.svg" xlink:type="simple" xlink:show="embed" xlink:actuate="onLoad"/>
          <svg:title/>
          <svg:desc/>
        </draw:frame>
        <draw:frame draw:id="id70" draw:style-name="a371" draw:name="Picture 4" svg:x="6.14956in" svg:y="4.66717in" svg:width="1.03421in" svg:height="1.03421in" style:rel-width="scale" style:rel-height="scale">
          <draw:image xlink:href="media/image3.png" xlink:type="simple" xlink:show="embed" xlink:actuate="onLoad"/>
          <svg:title/>
          <svg:desc>A blue and black gas station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59" draw:style="radial" draw:cx="100%" draw:cy="0%" draw:start-color="#0f182a" draw:end-color="#2e4043" draw:start-intensity="100%" draw:end-intensity="100%"/>
    <draw:gradient draw:name="a367" draw:style="radial" draw:cx="100%" draw:cy="0%" draw:start-color="#0f182a" draw:end-color="#2e404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el Cutler (Student)</meta:initial-creator>
    <dc:creator>Joel Cutler (Student)</dc:creator>
    <meta:creation-date>2024-11-26T21:19:21Z</meta:creation-date>
    <dc:date>2024-11-27T16:15:45Z</dc:date>
    <meta:editing-cycles>1</meta:editing-cycles>
    <meta:editing-duration>PT602S</meta:editing-duration>
    <meta:document-statistic meta:paragraph-count="0" meta:word-count="0"/>
  </office:meta>
</office:document-meta>
</file>